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 style:list-style-name="L2">
      <style:paragraph-properties fo:margin-top="0cm" fo:margin-bottom="0.499cm" style:contextual-spacing="false" style:writing-mode="lr-tb"/>
    </style:style>
    <style:style style:name="P2" style:family="paragraph" style:parent-style-name="Preformatted_20_Text">
      <style:paragraph-properties style:writing-mode="lr-tb"/>
    </style:style>
    <style:style style:name="P3" style:family="paragraph" style:parent-style-name="Preformatted_20_Text">
      <style:paragraph-properties fo:margin-top="0cm" fo:margin-bottom="0.499cm" style:contextual-spacing="false" style:writing-mode="lr-tb"/>
    </style:style>
    <style:style style:name="P4" style:family="paragraph" style:parent-style-name="Preformatted_20_Text" style:list-style-name="L5">
      <style:paragraph-properties fo:margin-top="0cm" fo:margin-bottom="0.499cm" style:contextual-spacing="false" style:writing-mode="lr-tb"/>
    </style:style>
    <style:style style:name="P5" style:family="paragraph" style:parent-style-name="Preformatted_20_Text" style:list-style-name="L6">
      <style:paragraph-properties fo:margin-top="0cm" fo:margin-bottom="0.499cm" style:contextual-spacing="false" style:writing-mode="lr-tb"/>
    </style:style>
    <style:style style:name="P6" style:family="paragraph" style:parent-style-name="Preformatted_20_Text" style:list-style-name="L9">
      <style:paragraph-properties fo:margin-top="0cm" fo:margin-bottom="0.499cm" style:contextual-spacing="false" style:writing-mode="lr-tb"/>
    </style:style>
    <style:style style:name="P7" style:family="paragraph" style:parent-style-name="Preformatted_20_Text" style:list-style-name="L10">
      <style:paragraph-properties fo:margin-top="0cm" fo:margin-bottom="0.499cm" style:contextual-spacing="false" style:writing-mode="lr-tb"/>
    </style:style>
    <style:style style:name="P8" style:family="paragraph" style:parent-style-name="Preformatted_20_Text" style:list-style-name="L11">
      <style:paragraph-properties fo:margin-top="0cm" fo:margin-bottom="0.499cm" style:contextual-spacing="false" style:writing-mode="lr-tb"/>
    </style:style>
    <style:style style:name="P9" style:family="paragraph" style:parent-style-name="Text_20_body" style:list-style-name="L1"/>
    <style:style style:name="P10" style:family="paragraph" style:parent-style-name="Text_20_body" style:list-style-name="L2"/>
    <style:style style:name="P11" style:family="paragraph" style:parent-style-name="Text_20_body" style:list-style-name="L3"/>
    <style:style style:name="P12" style:family="paragraph" style:parent-style-name="Text_20_body" style:list-style-name="L4"/>
    <style:style style:name="P13" style:family="paragraph" style:parent-style-name="Text_20_body" style:list-style-name="L5"/>
    <style:style style:name="P14" style:family="paragraph" style:parent-style-name="Text_20_body" style:list-style-name="L6"/>
    <style:style style:name="P15" style:family="paragraph" style:parent-style-name="Text_20_body" style:list-style-name="L7"/>
    <style:style style:name="P16" style:family="paragraph" style:parent-style-name="Text_20_body" style:list-style-name="L8"/>
    <style:style style:name="P17" style:family="paragraph" style:parent-style-name="Text_20_body" style:list-style-name="L9"/>
    <style:style style:name="P18" style:family="paragraph" style:parent-style-name="Text_20_body" style:list-style-name="L10"/>
    <style:style style:name="P19" style:family="paragraph" style:parent-style-name="Text_20_body" style:list-style-name="L11"/>
    <style:style style:name="P20" style:family="paragraph" style:parent-style-name="Text_20_body" style:list-style-name="L12"/>
    <style:style style:name="T1" style:family="text">
      <style:text-properties officeooo:rsid="00086dda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🏨 Hotel Feedback Form — Workshop HTML Forms – <text:span text:style-name="T1">com FREECODECAMP.ORG</text:span></text:h>
      <text:p text:style-name="Text_20_body">Neste workshop, você praticará o trabalho com <text:span text:style-name="Strong_20_Emphasis">formulários HTML</text:span> criando um <text:span text:style-name="Strong_20_Emphasis">Formulário de Feedback para Hotel</text:span>.</text:p>
      <text:p text:style-name="Horizontal_20_Line"/>
      <text:h text:style-name="Heading_20_2" text:outline-level="2">🧱 Estrutura inicial da página</text:h>
      <text:p text:style-name="Text_20_body">Dentro do seu documento HTML:</text:p>
      <text:list text:style-name="L1">
        <text:list-item>
          <text:p text:style-name="P9">Mantenha a estrutura básica (<text:span text:style-name="Source_20_Text">&lt;!DOCTYPE html&gt;</text:span>, <text:span text:style-name="Source_20_Text">&lt;html&gt;</text:span>, <text:span text:style-name="Source_20_Text">&lt;head&gt;</text:span>, <text:span text:style-name="Source_20_Text">&lt;body&gt;</text:span>).</text:p>
        </text:list-item>
        <text:list-item>
          <text:p text:style-name="P9">Dentro do elemento <text:span text:style-name="Strong_20_Emphasis"><text:span text:style-name="Source_20_Text">body</text:span></text:span>, adicione um elemento <text:span text:style-name="Strong_20_Emphasis"><text:span text:style-name="Source_20_Text">header</text:span></text:span>.</text:p>
        </text:list-item>
      </text:list>
      <text:p text:style-name="Horizontal_20_Line"/>
      <text:h text:style-name="Heading_20_2" text:outline-level="2">🏷️ Cabeçalho e texto introdutório</text:h>
      <text:p text:style-name="Text_20_body">Dentro do elemento <text:span text:style-name="Strong_20_Emphasis"><text:span text:style-name="Source_20_Text">header</text:span></text:span>:</text:p>
      <text:list text:style-name="L2">
        <text:list-item>
          <text:p text:style-name="P10">Adicione um elemento <text:span text:style-name="Strong_20_Emphasis"><text:span text:style-name="Source_20_Text">h1</text:span></text:span><text:line-break/>O texto do <text:span text:style-name="Source_20_Text">h1</text:span> deve ser:</text:p>
          <text:p text:style-name="P1"><text:span text:style-name="Source_20_Text">Hotel Feedback Form</text:span></text:p>
        </text:list-item>
        <text:list-item>
          <text:p text:style-name="P10">Abaixo do <text:span text:style-name="Source_20_Text">h1</text:span>, adicione um elemento <text:span text:style-name="Strong_20_Emphasis"><text:span text:style-name="Source_20_Text">p</text:span></text:span> com o texto:</text:p>
          <text:p text:style-name="P1"><text:span text:style-name="Source_20_Text">Thank you for staying with us. Please provide feedback on your recent stay.</text:span></text:p>
        </text:list-item>
      </text:list>
      <text:h text:style-name="Heading_20_3" text:outline-level="3">Exemplo de código</text:h>
      <text:p text:style-name="P2"><text:span text:style-name="Source_20_Text">&lt;header&gt;</text:span></text:p>
      <text:p text:style-name="P2"><text:span text:style-name="Source_20_Text"><text:s text:c="2"/>&lt;h1&gt;Hotel Feedback Form&lt;/h1&gt;</text:span></text:p>
      <text:p text:style-name="P2"><text:span text:style-name="Source_20_Text"><text:s text:c="2"/>&lt;p&gt;Thank you for staying with us. Please provide feedback on your recent stay.&lt;/p&gt;</text:span></text:p>
      <text:p text:style-name="P3"><text:span text:style-name="Source_20_Text">&lt;/header&gt;</text:span></text:p>
      <text:p text:style-name="Horizontal_20_Line"/>
      <text:h text:style-name="Heading_20_2" text:outline-level="2">📦 Conteúdo principal</text:h>
      <text:p text:style-name="Text_20_body">Agora, adicione o elemento <text:span text:style-name="Strong_20_Emphasis"><text:span text:style-name="Source_20_Text">main</text:span></text:span>, que representa o conteúdo principal da página.</text:p>
      <text:p text:style-name="Text_20_body">Dentro do <text:span text:style-name="Strong_20_Emphasis"><text:span text:style-name="Source_20_Text">main</text:span></text:span>, você irá construir todo o formulário.</text:p>
      <text:p text:style-name="Horizontal_20_Line"/>
      <text:h text:style-name="Heading_20_2" text:outline-level="2"><text:soft-page-break/>📝 Criando o formulário</text:h>
      <text:p text:style-name="Text_20_body">Nas lições anteriores, você aprendeu a usar o elemento <text:span text:style-name="Source_20_Text">form</text:span>:</text:p>
      <text:p text:style-name="P2"><text:span text:style-name="Source_20_Text">&lt;form method="value-goes-here" action="url-goes-here"&gt;</text:span></text:p>
      <text:p text:style-name="P2"><text:span text:style-name="Source_20_Text"><text:s text:c="2"/>&lt;!-- inputs go inside here --&gt;</text:span></text:p>
      <text:p text:style-name="P3"><text:span text:style-name="Source_20_Text">&lt;/form&gt;</text:span></text:p>
      <text:list text:style-name="L3">
        <text:list-item>
          <text:p text:style-name="P11">O atributo <text:span text:style-name="Strong_20_Emphasis"><text:span text:style-name="Source_20_Text">action</text:span></text:span> define para onde os dados serão enviados.</text:p>
        </text:list-item>
        <text:list-item>
          <text:p text:style-name="P11">O atributo <text:span text:style-name="Strong_20_Emphasis"><text:span text:style-name="Source_20_Text">method</text:span></text:span> define o método HTTP (GET ou POST).</text:p>
        </text:list-item>
      </text:list>
      <text:h text:style-name="Heading_20_3" text:outline-level="3">Tarefa</text:h>
      <text:p text:style-name="Text_20_body">Dentro do elemento <text:span text:style-name="Strong_20_Emphasis"><text:span text:style-name="Source_20_Text">main</text:span></text:span>, adicione um <text:span text:style-name="Strong_20_Emphasis"><text:span text:style-name="Source_20_Text">form</text:span></text:span> com:</text:p>
      <text:list text:style-name="L4">
        <text:list-item>
          <text:p text:style-name="P12"><text:span text:style-name="Source_20_Text">action="https://hotel-feedback.freecodecamp.org"</text:span></text:p>
        </text:list-item>
        <text:list-item>
          <text:p text:style-name="P12"><text:span text:style-name="Source_20_Text">method="POST"</text:span></text:p>
        </text:list-item>
      </text:list>
      <text:p text:style-name="P2"><text:span text:style-name="Source_20_Text">&lt;main&gt;</text:span></text:p>
      <text:p text:style-name="P2"><text:span text:style-name="Source_20_Text"><text:s text:c="2"/>&lt;form action="https://hotel-feedback.freecodecamp.org" method="POST"&gt;</text:span></text:p>
      <text:p text:style-name="P2"><text:span text:style-name="Source_20_Text"><text:s text:c="2"/>&lt;/form&gt;</text:span></text:p>
      <text:p text:style-name="P3"><text:span text:style-name="Source_20_Text">&lt;/main&gt;</text:span></text:p>
      <text:p text:style-name="Horizontal_20_Line"/>
      <text:h text:style-name="Heading_20_2" text:outline-level="2">👤 Seção: Personal Information</text:h>
      <text:p text:style-name="Text_20_body">Os formulários podem agrupar campos relacionados usando o elemento <text:span text:style-name="Strong_20_Emphasis"><text:span text:style-name="Source_20_Text">fieldset</text:span></text:span>.</text:p>
      <text:h text:style-name="Heading_20_3" text:outline-level="3">Tarefa</text:h>
      <text:p text:style-name="Text_20_body">Dentro do <text:span text:style-name="Source_20_Text">form</text:span>:</text:p>
      <text:list text:style-name="L5">
        <text:list-item>
          <text:p text:style-name="P13">Adicione um <text:span text:style-name="Strong_20_Emphasis"><text:span text:style-name="Source_20_Text">fieldset</text:span></text:span></text:p>
        </text:list-item>
        <text:list-item>
          <text:p text:style-name="P13">Dentro dele, adicione um <text:span text:style-name="Strong_20_Emphasis"><text:span text:style-name="Source_20_Text">legend</text:span></text:span> com o texto:</text:p>
          <text:p text:style-name="P4"><text:span text:style-name="Source_20_Text">Personal Information</text:span></text:p>
        </text:list-item>
      </text:list>
      <text:p text:style-name="P2"><text:span text:style-name="Source_20_Text">&lt;fieldset&gt;</text:span></text:p>
      <text:p text:style-name="P2"><text:span text:style-name="Source_20_Text"><text:s text:c="2"/>&lt;legend&gt;Personal Information&lt;/legend&gt;</text:span></text:p>
      <text:p text:style-name="P3"><text:span text:style-name="Source_20_Text">&lt;/fieldset&gt;</text:span></text:p>
      <text:p text:style-name="Horizontal_20_Line"/>
      <text:h text:style-name="Heading_20_2" text:outline-level="2">✏️ Campo: Nome</text:h>
      <text:p text:style-name="Text_20_body">A associação entre <text:span text:style-name="Source_20_Text">label</text:span> e <text:span text:style-name="Source_20_Text">input</text:span> deve ser feita usando os atributos <text:span text:style-name="Source_20_Text">for</text:span> e <text:span text:style-name="Source_20_Text">id</text:span>.</text:p>
      <text:h text:style-name="Heading_20_3" text:outline-level="3">Tarefas</text:h>
      <text:p text:style-name="Text_20_body">Abaixo do <text:span text:style-name="Source_20_Text">legend</text:span>:</text:p>
      <text:list text:style-name="L6">
        <text:list-item>
          <text:p text:style-name="P14">Adicione um <text:span text:style-name="Strong_20_Emphasis"><text:span text:style-name="Source_20_Text">label</text:span></text:span> com o texto:</text:p>
          <text:p text:style-name="P5"><text:soft-page-break/><text:span text:style-name="Source_20_Text">Name (required):</text:span></text:p>
          <text:list>
            <text:list-item>
              <text:p text:style-name="P14"><text:span text:style-name="Source_20_Text">for="full-name"</text:span></text:p>
            </text:list-item>
          </text:list>
        </text:list-item>
        <text:list-item>
          <text:p text:style-name="P14">Abaixo do <text:span text:style-name="Source_20_Text">label</text:span>, adicione um <text:span text:style-name="Strong_20_Emphasis"><text:span text:style-name="Source_20_Text">input</text:span></text:span> com:</text:p>
          <text:list>
            <text:list-item>
              <text:p text:style-name="P14"><text:span text:style-name="Source_20_Text">type="text"</text:span></text:p>
            </text:list-item>
            <text:list-item>
              <text:p text:style-name="P14"><text:span text:style-name="Source_20_Text">id="full-name"</text:span></text:p>
            </text:list-item>
            <text:list-item>
              <text:p text:style-name="P14"><text:span text:style-name="Source_20_Text">name="name"</text:span></text:p>
            </text:list-item>
            <text:list-item>
              <text:p text:style-name="P14"><text:span text:style-name="Source_20_Text">placeholder="e.g., John Doe"</text:span></text:p>
            </text:list-item>
            <text:list-item>
              <text:p text:style-name="P14"><text:span text:style-name="Source_20_Text">required</text:span></text:p>
            </text:list-item>
            <text:list-item>
              <text:p text:style-name="P14"><text:span text:style-name="Source_20_Text">size="20"</text:span></text:p>
            </text:list-item>
          </text:list>
        </text:list-item>
      </text:list>
      <text:p text:style-name="P2"><text:span text:style-name="Source_20_Text">&lt;label for="full-name"&gt;Name (required):&lt;/label&gt;</text:span></text:p>
      <text:p text:style-name="P2"><text:span text:style-name="Source_20_Text">&lt;input</text:span></text:p>
      <text:p text:style-name="P2"><text:span text:style-name="Source_20_Text"><text:s text:c="2"/>type="text"</text:span></text:p>
      <text:p text:style-name="P2"><text:span text:style-name="Source_20_Text"><text:s text:c="2"/>id="full-name"</text:span></text:p>
      <text:p text:style-name="P2"><text:span text:style-name="Source_20_Text"><text:s text:c="2"/>name="name"</text:span></text:p>
      <text:p text:style-name="P2"><text:span text:style-name="Source_20_Text"><text:s text:c="2"/>placeholder="e.g., John Doe"</text:span></text:p>
      <text:p text:style-name="P2"><text:span text:style-name="Source_20_Text"><text:s text:c="2"/>required</text:span></text:p>
      <text:p text:style-name="P2"><text:span text:style-name="Source_20_Text"><text:s text:c="2"/>size="20"</text:span></text:p>
      <text:p text:style-name="P3"><text:span text:style-name="Source_20_Text">/&gt;</text:span></text:p>
      <text:p text:style-name="Horizontal_20_Line"/>
      <text:h text:style-name="Heading_20_2" text:outline-level="2">📧 Campo: Email</text:h>
      <text:h text:style-name="Heading_20_3" text:outline-level="3">Tarefas</text:h>
      <text:p text:style-name="Text_20_body">Abaixo do campo de nome:</text:p>
      <text:list text:style-name="L7">
        <text:list-item>
          <text:p text:style-name="P15">Adicione um <text:span text:style-name="Strong_20_Emphasis"><text:span text:style-name="Source_20_Text">label</text:span></text:span> com:</text:p>
          <text:list>
            <text:list-item>
              <text:p text:style-name="P15">Texto: <text:span text:style-name="Source_20_Text">Email address (required):</text:span></text:p>
            </text:list-item>
            <text:list-item>
              <text:p text:style-name="P15"><text:span text:style-name="Source_20_Text">for="email"</text:span></text:p>
            </text:list-item>
          </text:list>
        </text:list-item>
        <text:list-item>
          <text:p text:style-name="P15">Abaixo do <text:span text:style-name="Source_20_Text">label</text:span>, adicione um <text:span text:style-name="Strong_20_Emphasis"><text:span text:style-name="Source_20_Text">input</text:span></text:span> com:</text:p>
          <text:list>
            <text:list-item>
              <text:p text:style-name="P15"><text:span text:style-name="Source_20_Text">type="email"</text:span></text:p>
            </text:list-item>
            <text:list-item>
              <text:p text:style-name="P15"><text:span text:style-name="Source_20_Text">id="email"</text:span></text:p>
            </text:list-item>
            <text:list-item>
              <text:p text:style-name="P15"><text:span text:style-name="Source_20_Text">name="email"</text:span></text:p>
            </text:list-item>
            <text:list-item>
              <text:p text:style-name="P15"><text:span text:style-name="Source_20_Text">placeholder="example@email.com"</text:span></text:p>
            </text:list-item>
            <text:list-item>
              <text:p text:style-name="P15"><text:span text:style-name="Source_20_Text">required</text:span></text:p>
            </text:list-item>
            <text:list-item>
              <text:p text:style-name="P15"><text:span text:style-name="Source_20_Text">size="20"</text:span></text:p>
            </text:list-item>
          </text:list>
        </text:list-item>
      </text:list>
      <text:p text:style-name="P2"><text:span text:style-name="Source_20_Text">&lt;label for="email"&gt;Email address (required):&lt;/label&gt;</text:span></text:p>
      <text:p text:style-name="P2"><text:span text:style-name="Source_20_Text">&lt;input</text:span></text:p>
      <text:p text:style-name="P2"><text:span text:style-name="Source_20_Text"><text:s text:c="2"/>type="email"</text:span></text:p>
      <text:p text:style-name="P2"><text:span text:style-name="Source_20_Text"><text:s text:c="2"/>id="email"</text:span></text:p>
      <text:p text:style-name="P2"><text:span text:style-name="Source_20_Text"><text:s text:c="2"/>name="email"</text:span></text:p>
      <text:p text:style-name="P2"><text:soft-page-break/><text:span text:style-name="Source_20_Text"><text:s text:c="2"/>placeholder="example@email.com"</text:span></text:p>
      <text:p text:style-name="P2"><text:span text:style-name="Source_20_Text"><text:s text:c="2"/>required</text:span></text:p>
      <text:p text:style-name="P2"><text:span text:style-name="Source_20_Text"><text:s text:c="2"/>size="20"</text:span></text:p>
      <text:p text:style-name="P3"><text:span text:style-name="Source_20_Text">/&gt;</text:span></text:p>
      <text:p text:style-name="Horizontal_20_Line"/>
      <text:h text:style-name="Heading_20_2" text:outline-level="2">🔢 Campo: Idade</text:h>
      <text:h text:style-name="Heading_20_3" text:outline-level="3">Tarefas</text:h>
      <text:p text:style-name="Text_20_body">Abaixo do campo de email:</text:p>
      <text:list text:style-name="L8">
        <text:list-item>
          <text:p text:style-name="P16">Adicione um <text:span text:style-name="Strong_20_Emphasis"><text:span text:style-name="Source_20_Text">label</text:span></text:span> com:</text:p>
          <text:list>
            <text:list-item>
              <text:p text:style-name="P16">Texto: <text:span text:style-name="Source_20_Text">Age (optional):</text:span></text:p>
            </text:list-item>
            <text:list-item>
              <text:p text:style-name="P16"><text:span text:style-name="Source_20_Text">for="age"</text:span></text:p>
            </text:list-item>
          </text:list>
        </text:list-item>
        <text:list-item>
          <text:p text:style-name="P16">Abaixo do <text:span text:style-name="Source_20_Text">label</text:span>, adicione um <text:span text:style-name="Strong_20_Emphasis"><text:span text:style-name="Source_20_Text">input</text:span></text:span> com:</text:p>
          <text:list>
            <text:list-item>
              <text:p text:style-name="P16"><text:span text:style-name="Source_20_Text">type="number"</text:span></text:p>
            </text:list-item>
            <text:list-item>
              <text:p text:style-name="P16"><text:span text:style-name="Source_20_Text">id="age"</text:span></text:p>
            </text:list-item>
            <text:list-item>
              <text:p text:style-name="P16"><text:span text:style-name="Source_20_Text">name="age"</text:span></text:p>
            </text:list-item>
            <text:list-item>
              <text:p text:style-name="P16"><text:span text:style-name="Source_20_Text">min="3"</text:span></text:p>
            </text:list-item>
            <text:list-item>
              <text:p text:style-name="P16"><text:span text:style-name="Source_20_Text">max="100"</text:span></text:p>
            </text:list-item>
          </text:list>
        </text:list-item>
      </text:list>
      <text:p text:style-name="P2"><text:span text:style-name="Source_20_Text">&lt;label for="age"&gt;Age (optional):&lt;/label&gt;</text:span></text:p>
      <text:p text:style-name="P2"><text:span text:style-name="Source_20_Text">&lt;input</text:span></text:p>
      <text:p text:style-name="P2"><text:span text:style-name="Source_20_Text"><text:s text:c="2"/>type="number"</text:span></text:p>
      <text:p text:style-name="P2"><text:span text:style-name="Source_20_Text"><text:s text:c="2"/>id="age"</text:span></text:p>
      <text:p text:style-name="P2"><text:span text:style-name="Source_20_Text"><text:s text:c="2"/>name="age"</text:span></text:p>
      <text:p text:style-name="P2"><text:span text:style-name="Source_20_Text"><text:s text:c="2"/>min="3"</text:span></text:p>
      <text:p text:style-name="P2"><text:span text:style-name="Source_20_Text"><text:s text:c="2"/>max="100"</text:span></text:p>
      <text:p text:style-name="P3"><text:span text:style-name="Source_20_Text">/&gt;</text:span></text:p>
      <text:p text:style-name="Horizontal_20_Line"/>
      <text:h text:style-name="Heading_20_2" text:outline-level="2">🔘 Primeira vez no hotel</text:h>
      <text:h text:style-name="Heading_20_3" text:outline-level="3">Tarefas</text:h>
      <text:list text:style-name="L9">
        <text:list-item>
          <text:p text:style-name="P17">Adicione um novo <text:span text:style-name="Strong_20_Emphasis"><text:span text:style-name="Source_20_Text">fieldset</text:span></text:span></text:p>
        </text:list-item>
        <text:list-item>
          <text:p text:style-name="P17">Dentro dele, um <text:span text:style-name="Strong_20_Emphasis"><text:span text:style-name="Source_20_Text">legend</text:span></text:span> com o texto:</text:p>
          <text:p text:style-name="P6"><text:span text:style-name="Source_20_Text">Was this your first time at our hotel?</text:span></text:p>
        </text:list-item>
        <text:list-item>
          <text:p text:style-name="P17">Adicione dois <text:span text:style-name="Strong_20_Emphasis">radio buttons</text:span>:</text:p>
        </text:list-item>
      </text:list>
      <text:p text:style-name="P2"><text:span text:style-name="Source_20_Text">&lt;fieldset&gt;</text:span></text:p>
      <text:p text:style-name="P2"><text:span text:style-name="Source_20_Text"><text:s text:c="2"/>&lt;legend&gt;Was this your first time at our hotel?&lt;/legend&gt;</text:span></text:p>
      <text:p text:style-name="P2"/>
      <text:p text:style-name="P2"><text:span text:style-name="Source_20_Text"><text:s text:c="2"/>&lt;input type="radio" id="yes-option" name="hotel-stay" value="yes"&gt;</text:span></text:p>
      <text:p text:style-name="P2"><text:span text:style-name="Source_20_Text"><text:s text:c="2"/>&lt;label for="yes-option"&gt;Yes&lt;/label&gt;</text:span></text:p>
      <text:p text:style-name="P2"><text:soft-page-break/></text:p>
      <text:p text:style-name="P2"><text:span text:style-name="Source_20_Text"><text:s text:c="2"/>&lt;input type="radio" id="no-option" name="hotel-stay" value="no"&gt;</text:span></text:p>
      <text:p text:style-name="P2"><text:span text:style-name="Source_20_Text"><text:s text:c="2"/>&lt;label for="no-option"&gt;No&lt;/label&gt;</text:span></text:p>
      <text:p text:style-name="P3"><text:span text:style-name="Source_20_Text">&lt;/fieldset&gt;</text:span></text:p>
      <text:p text:style-name="Horizontal_20_Line"/>
      <text:h text:style-name="Heading_20_2" text:outline-level="2">☑️ Motivo da escolha do hotel</text:h>
      <text:h text:style-name="Heading_20_3" text:outline-level="3">Tarefas</text:h>
      <text:list text:style-name="L10">
        <text:list-item>
          <text:p text:style-name="P18">Adicione outro <text:span text:style-name="Strong_20_Emphasis"><text:span text:style-name="Source_20_Text">fieldset</text:span></text:span></text:p>
        </text:list-item>
        <text:list-item>
          <text:p text:style-name="P18">Adicione um <text:span text:style-name="Strong_20_Emphasis"><text:span text:style-name="Source_20_Text">legend</text:span></text:span> com:</text:p>
          <text:p text:style-name="P7"><text:span text:style-name="Source_20_Text">Why did you choose to stay at our hotel? (Check all that apply)</text:span></text:p>
        </text:list-item>
        <text:list-item>
          <text:p text:style-name="P18">Adicione as <text:span text:style-name="Strong_20_Emphasis">checkboxes</text:span>, marcando <text:span text:style-name="Strong_20_Emphasis">Reputation</text:span> por padrão:</text:p>
        </text:list-item>
      </text:list>
      <text:p text:style-name="P2"><text:span text:style-name="Source_20_Text">&lt;fieldset&gt;</text:span></text:p>
      <text:p text:style-name="P2"><text:span text:style-name="Source_20_Text"><text:s text:c="2"/>&lt;legend&gt;Why did you choose to stay at our hotel? (Check all that apply)&lt;/legend&gt;</text:span></text:p>
      <text:p text:style-name="P2"/>
      <text:p text:style-name="P2"><text:span text:style-name="Source_20_Text"><text:s text:c="2"/>&lt;input type="checkbox" id="ads" name="choice" value="ads"&gt;</text:span></text:p>
      <text:p text:style-name="P2"><text:span text:style-name="Source_20_Text"><text:s text:c="2"/>&lt;label for="ads"&gt;Social Media Ads&lt;/label&gt;</text:span></text:p>
      <text:p text:style-name="P2"/>
      <text:p text:style-name="P2"><text:span text:style-name="Source_20_Text"><text:s text:c="2"/>&lt;input type="checkbox" id="location" name="choice" value="location"&gt;</text:span></text:p>
      <text:p text:style-name="P2"><text:span text:style-name="Source_20_Text"><text:s text:c="2"/>&lt;label for="location"&gt;Location&lt;/label&gt;</text:span></text:p>
      <text:p text:style-name="P2"/>
      <text:p text:style-name="P2"><text:span text:style-name="Source_20_Text"><text:s text:c="2"/>&lt;input type="checkbox" id="reputation" name="choice" value="reputation" checked&gt;</text:span></text:p>
      <text:p text:style-name="P2"><text:span text:style-name="Source_20_Text"><text:s text:c="2"/>&lt;label for="reputation"&gt;Reputation&lt;/label&gt;</text:span></text:p>
      <text:p text:style-name="P2"/>
      <text:p text:style-name="P2"><text:span text:style-name="Source_20_Text"><text:s text:c="2"/>&lt;input type="checkbox" id="price" name="choice" value="price"&gt;</text:span></text:p>
      <text:p text:style-name="P2"><text:span text:style-name="Source_20_Text"><text:s text:c="2"/>&lt;label for="price"&gt;Price&lt;/label&gt;</text:span></text:p>
      <text:p text:style-name="P3"><text:span text:style-name="Source_20_Text">&lt;/fieldset&gt;</text:span></text:p>
      <text:p text:style-name="Horizontal_20_Line"/>
      <text:h text:style-name="Heading_20_2" text:outline-level="2">⭐ Avaliações (Ratings)</text:h>
      <text:h text:style-name="Heading_20_3" text:outline-level="3">Tarefas</text:h>
      <text:list text:style-name="L11">
        <text:list-item>
          <text:p text:style-name="P19">Adicione um <text:span text:style-name="Strong_20_Emphasis"><text:span text:style-name="Source_20_Text">fieldset</text:span></text:span></text:p>
        </text:list-item>
        <text:list-item>
          <text:p text:style-name="P19">Adicione um <text:span text:style-name="Strong_20_Emphasis"><text:span text:style-name="Source_20_Text">legend</text:span></text:span> com o texto:</text:p>
          <text:p text:style-name="P8"><text:span text:style-name="Source_20_Text">Ratings</text:span></text:p>
        </text:list-item>
      </text:list>
      <text:h text:style-name="Heading_20_3" text:outline-level="3">Serviço</text:h>
      <text:p text:style-name="P2"><text:span text:style-name="Source_20_Text">&lt;label for="service"&gt;How was the service?&lt;/label&gt;</text:span></text:p>
      <text:p text:style-name="P2"><text:span text:style-name="Source_20_Text">&lt;select id="service" name="service"&gt;</text:span></text:p>
      <text:p text:style-name="P2"><text:span text:style-name="Source_20_Text"><text:s text:c="2"/>&lt;option value="poor"&gt;Poor&lt;/option&gt;</text:span></text:p>
      <text:p text:style-name="P2"><text:span text:style-name="Source_20_Text"><text:s text:c="2"/>&lt;option value="satisfactory"&gt;Satisfactory&lt;/option&gt;</text:span></text:p>
      <text:p text:style-name="P2"><text:span text:style-name="Source_20_Text"><text:s text:c="2"/>&lt;option value="good"&gt;Good&lt;/option&gt;</text:span></text:p>
      <text:p text:style-name="P2"><text:span text:style-name="Source_20_Text"><text:s text:c="2"/>&lt;option value="very-good"&gt;Very good&lt;/option&gt;</text:span></text:p>
      <text:p text:style-name="P2"><text:span text:style-name="Source_20_Text"><text:s text:c="2"/>&lt;option value="excellent" selected&gt;Excellent&lt;/option&gt;</text:span></text:p>
      <text:p text:style-name="P3"><text:soft-page-break/><text:span text:style-name="Source_20_Text">&lt;/select&gt;</text:span></text:p>
      <text:h text:style-name="Heading_20_3" text:outline-level="3">Comida</text:h>
      <text:p text:style-name="P2"><text:span text:style-name="Source_20_Text">&lt;label for="food"&gt;How was the food?&lt;/label&gt;</text:span></text:p>
      <text:p text:style-name="P2"><text:span text:style-name="Source_20_Text">&lt;select id="food" name="food"&gt;</text:span></text:p>
      <text:p text:style-name="P2"><text:span text:style-name="Source_20_Text"><text:s text:c="2"/>&lt;option value="poor"&gt;Poor&lt;/option&gt;</text:span></text:p>
      <text:p text:style-name="P2"><text:span text:style-name="Source_20_Text"><text:s text:c="2"/>&lt;option value="satisfactory"&gt;Satisfactory&lt;/option&gt;</text:span></text:p>
      <text:p text:style-name="P2"><text:span text:style-name="Source_20_Text"><text:s text:c="2"/>&lt;option value="good"&gt;Good&lt;/option&gt;</text:span></text:p>
      <text:p text:style-name="P2"><text:span text:style-name="Source_20_Text"><text:s text:c="2"/>&lt;option value="very-good"&gt;Very good&lt;/option&gt;</text:span></text:p>
      <text:p text:style-name="P2"><text:span text:style-name="Source_20_Text"><text:s text:c="2"/>&lt;option value="excellent" selected&gt;Excellent&lt;/option&gt;</text:span></text:p>
      <text:p text:style-name="P3"><text:span text:style-name="Source_20_Text">&lt;/select&gt;</text:span></text:p>
      <text:p text:style-name="Horizontal_20_Line"/>
      <text:h text:style-name="Heading_20_2" text:outline-level="2">💬 Comentários adicionais</text:h>
      <text:h text:style-name="Heading_20_3" text:outline-level="3">Tarefas</text:h>
      <text:list text:style-name="L12">
        <text:list-item>
          <text:p text:style-name="P20">Adicione um <text:span text:style-name="Strong_20_Emphasis"><text:span text:style-name="Source_20_Text">label</text:span></text:span> com:</text:p>
          <text:list>
            <text:list-item>
              <text:p text:style-name="P20">Texto: <text:span text:style-name="Source_20_Text">Other Comments?</text:span></text:p>
            </text:list-item>
            <text:list-item>
              <text:p text:style-name="P20"><text:span text:style-name="Source_20_Text">for="comments"</text:span></text:p>
            </text:list-item>
          </text:list>
        </text:list-item>
        <text:list-item>
          <text:p text:style-name="P20">Abaixo, adicione um <text:span text:style-name="Strong_20_Emphasis"><text:span text:style-name="Source_20_Text">textarea</text:span></text:span> com:</text:p>
          <text:list>
            <text:list-item>
              <text:p text:style-name="P20"><text:span text:style-name="Source_20_Text">id="comments"</text:span></text:p>
            </text:list-item>
            <text:list-item>
              <text:p text:style-name="P20"><text:span text:style-name="Source_20_Text">name="comments"</text:span></text:p>
            </text:list-item>
            <text:list-item>
              <text:p text:style-name="P20"><text:span text:style-name="Source_20_Text">cols="30"</text:span></text:p>
            </text:list-item>
            <text:list-item>
              <text:p text:style-name="P20"><text:span text:style-name="Source_20_Text">rows="10"</text:span></text:p>
            </text:list-item>
          </text:list>
        </text:list-item>
      </text:list>
      <text:p text:style-name="P2"><text:span text:style-name="Source_20_Text">&lt;label for="comments"&gt;Other Comments?&lt;/label&gt;</text:span></text:p>
      <text:p text:style-name="P3"><text:span text:style-name="Source_20_Text">&lt;textarea id="comments" name="comments" cols="30" rows="10"&gt;&lt;/textarea&gt;</text:span></text:p>
      <text:p text:style-name="Horizontal_20_Line"/>
      <text:h text:style-name="Heading_20_2" text:outline-level="2">🚀 Botão de envio</text:h>
      <text:h text:style-name="Heading_20_3" text:outline-level="3">Tarefa final</text:h>
      <text:p text:style-name="Text_20_body">Adicione um botão de envio ao formulário:</text:p>
      <text:p text:style-name="P3"><text:span text:style-name="Source_20_Text">&lt;button type="submit"&gt;Submit&lt;/button&gt;</text:span></text:p>
      <text:p text:style-name="Horizontal_20_Line"/>
      <text:h text:style-name="Heading_20_2" text:outline-level="2">✅ Conclusão</text:h>
      <text:p text:style-name="Text_20_body">E com isso, seu <text:span text:style-name="Strong_20_Emphasis">Hotel Feedback Form</text:span> está completo 🎉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2-10T18:54:11.088000000</meta:creation-date>
    <dc:date>2026-02-10T18:56:55.689000000</dc:date>
    <meta:editing-duration>PT2M44S</meta:editing-duration>
    <meta:editing-cycles>1</meta:editing-cycles>
    <meta:document-statistic meta:table-count="0" meta:image-count="0" meta:object-count="0" meta:page-count="6" meta:paragraph-count="181" meta:word-count="681" meta:character-count="5215" meta:non-whitespace-character-count="4674"/>
    <meta:generator>LibreOffice/7.5.4.2$Windows_X86_64 LibreOffice_project/36ccfdc35048b057fd9854c757a8b67ec53977b6</meta:generator>
  </office:meta>
</office:document-meta>
</file>